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b1138" officeooo:paragraph-rsid="001b1138"/>
    </style:style>
    <style:style style:name="P3" style:family="paragraph" style:parent-style-name="Standard">
      <style:text-properties fo:language="pt" fo:country="BR" officeooo:paragraph-rsid="001b1138"/>
    </style:style>
    <style:style style:name="P4" style:family="paragraph" style:parent-style-name="Standard">
      <style:text-properties fo:language="pt" fo:country="BR" officeooo:rsid="001bf2dc" officeooo:paragraph-rsid="001bf2dc"/>
    </style:style>
    <style:style style:name="P5" style:family="paragraph" style:parent-style-name="Standard">
      <style:text-properties fo:language="pt" fo:country="BR" officeooo:rsid="001bf2dc" officeooo:paragraph-rsid="001bfd5f"/>
    </style:style>
    <style:style style:name="P6" style:family="paragraph" style:parent-style-name="Standard">
      <style:text-properties fo:language="pt" fo:country="BR" officeooo:paragraph-rsid="001bf2dc"/>
    </style:style>
    <style:style style:name="P7" style:family="paragraph" style:parent-style-name="Standard">
      <style:text-properties fo:language="pt" fo:country="BR" officeooo:rsid="001bfd5f" officeooo:paragraph-rsid="001bfd5f"/>
    </style:style>
    <style:style style:name="P8" style:family="paragraph" style:parent-style-name="Standard">
      <style:text-properties fo:language="pt" fo:country="BR" officeooo:paragraph-rsid="001bfd5f"/>
    </style:style>
    <style:style style:name="P9" style:family="paragraph" style:parent-style-name="Standard">
      <style:text-properties fo:language="pt" fo:country="BR" officeooo:paragraph-rsid="001c423e"/>
    </style:style>
    <style:style style:name="P10" style:family="paragraph" style:parent-style-name="Standard">
      <style:text-properties fo:language="pt" fo:country="BR" officeooo:rsid="001c423e" officeooo:paragraph-rsid="001c423e"/>
    </style:style>
    <style:style style:name="P11" style:family="paragraph" style:parent-style-name="Standard">
      <style:text-properties fo:language="pt" fo:country="BR" officeooo:rsid="001cb629" officeooo:paragraph-rsid="001cb629"/>
    </style:style>
    <style:style style:name="P12" style:family="paragraph" style:parent-style-name="Standard">
      <style:text-properties fo:language="pt" fo:country="BR" officeooo:rsid="001cb629" officeooo:paragraph-rsid="001d9afc"/>
    </style:style>
    <style:style style:name="P13" style:family="paragraph" style:parent-style-name="Standard">
      <style:text-properties fo:language="pt" fo:country="BR" officeooo:rsid="001d9afc" officeooo:paragraph-rsid="001d9afc"/>
    </style:style>
    <style:style style:name="P14" style:family="paragraph" style:parent-style-name="Standard" style:master-page-name="Standard">
      <style:paragraph-properties style:page-number="auto"/>
      <style:text-properties fo:language="pt" fo:country="BR"/>
    </style:style>
    <style:style style:name="T1" style:family="text">
      <style:text-properties officeooo:rsid="001b1138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096a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bf2dc" style:font-size-asian="12pt" style:font-weight-asian="normal" style:font-size-complex="12pt" style:font-weight-complex="normal"/>
    </style:style>
    <style:style style:name="T5" style:family="text">
      <style:text-properties officeooo:rsid="001bf2d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bf2dc" style:font-size-asian="11pt" style:font-size-complex="11pt"/>
    </style:style>
    <style:style style:name="T8" style:family="text">
      <style:text-properties fo:font-size="11pt" officeooo:rsid="001c423e" style:font-size-asian="11pt" style:font-size-complex="11pt"/>
    </style:style>
    <style:style style:name="T9" style:family="text">
      <style:text-properties fo:font-size="11pt" officeooo:rsid="001cb629" style:font-size-asian="11pt" style:font-size-complex="11pt"/>
    </style:style>
    <style:style style:name="T10" style:family="text">
      <style:text-properties fo:font-size="11pt" fo:language="pt" fo:country="PT" style:font-size-asian="11pt" style:font-size-complex="11pt"/>
    </style:style>
    <style:style style:name="T11" style:family="text">
      <style:text-properties officeooo:rsid="0005109d"/>
    </style:style>
    <style:style style:name="T12" style:family="text">
      <style:text-properties officeooo:rsid="001c423e"/>
    </style:style>
    <style:style style:name="T13" style:family="text">
      <style:text-properties officeooo:rsid="001cb629"/>
    </style:style>
    <style:style style:name="T14" style:family="text">
      <style:text-properties officeooo:rsid="001d9a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GoBack"/>NICKOLAS -- Entrevistador</text:p>
      <text:p text:style-name="P1">DANILO E PEDRO -- Especialistas </text:p>
      <text:p text:style-name="P1"/>
      <text:p text:style-name="P1">NICKOLAS - Bom dia e boa noite a todos que estão nos ouvindo, esse é o podcast [NOME]. Nessa noite temos muita coisa a falar e diversas pessoas para entrevistar então que comecemos logo. Representando o Pantanal e o Campo temos o biólogo Pedro Fernandes Araújo que irá falar mais. </text:p>
      <text:p text:style-name="P1"/>
      <text:p text:style-name="P3">PEDRO – <text:span text:style-name="T1">Olá Nickolas, aqui n</text:span><text:span text:style-name="T3">o Pantanal, o clima que se apresenta e é predominante se destaca a um clima tropical, onde há duas estações notáveis, as quais são o verão chuvoso e o inverno seco. Sua região geográfica destaca-se englobando os estados de Mato Grosso do Sul e Mato Grosso, (cerca de 1,7% de ocupação no território brasileiro), onde prolonga-se pela Bolívia e Paraguai. </text:span></text:p>
      <text:p text:style-name="P3"><text:span text:style-name="T3"/></text:p>
      <text:p text:style-name="P2"><text:span text:style-name="T3">N</text:span><text:span text:style-name="T2">ICKOLAS – Muito interessante ver o quão especial é esse bioma por aqui, fale mais </text:span></text:p>
      <text:p text:style-name="P2"><text:span text:style-name="T2"/></text:p>
      <text:p text:style-name="P2"><text:span text:style-name="T2">PEDRO - </text:span><text:span text:style-name="T3">O solo do Pantanal se marca pelo aspecto arenoso e argiloso, onde se associam à baixa declividade e a grande quantidade de rios na região, que favorecem nos alagamentos do mesmo local. </text:span><text:span text:style-name="T2">Agora falando mais sobre as plantas. Nestas</text:span><text:span text:style-name="T3"> áreas, é possível se encontrar plantas típicas de brejos, e em zonas com alagamentos raros é possível localizar vegetação do Cerrado, campo, floresta e também buritizais. </text:span><text:span text:style-name="T2">Os animais por outro lado possuem características extraordinárias pois, </text:span><text:span text:style-name="T3">pode se estimar que o Pantanal tenha a maior concentração do continente </text:span><text:span text:style-name="T2">de aves</text:span><text:span text:style-name="T3">, onde no bioma, é encontrado árvores totalmente ocupadas por patos-selvagens, garças e tuiuiús. Na fauna pantaneira, uma volumosa quantidade de mamíferos se encontram no Cerrado e a maioria das aves se localizam na Mata Atlântica e na Amazônia. Também há peixes que se localizam nos rios da Amazônia e do Pantanal. O Pantanal também se destaca por uma característica de conseguir ter uma grande abundância de indivíduos.</text:span></text:p>
      <text:p text:style-name="P2"><text:span text:style-name="T3"/></text:p>
      <text:p text:style-name="P2"><text:span text:style-name="T3"/></text:p>
      <text:p text:style-name="P4"><text:soft-page-break/><text:span text:style-name="T3">N</text:span><text:span text:style-name="T2">ICKOLAS – Doutor Araujo, qual você diria ser a característica mais marcante do Pantanal?</text:span></text:p>
      <text:p text:style-name="P4"><text:span text:style-name="T2"/></text:p>
      <text:p text:style-name="P4"><text:span text:style-name="T2">PEDRO – No pantanal a dependência de quase todas as espécies de plantas e animais em levantamento ao volume das águas acredito ser a característica mais evidente desse bioma.</text:span></text:p>
      <text:p text:style-name="P4"><text:span text:style-name="T2"/></text:p>
      <text:p text:style-name="P4"><text:span text:style-name="T2">NICKOLAS – Para encerrar, falando de politica. No que o Pantanal afeta? </text:span></text:p>
      <text:p text:style-name="P4"><text:span text:style-name="T2"/></text:p>
      <text:p text:style-name="P4"><text:span text:style-name="T2">PEDRO - <text:s/>As principais atividades econômicas do pantanal são a criação de gado bovino e pesca, entretanto os peixes estão se tornando menores e mais raros devidos a poluição e superexploração.</text:span></text:p>
      <text:p text:style-name="P4"><text:span text:style-name="T2"/></text:p>
      <text:p text:style-name="P6"><text:span text:style-name="T4">NICKOLAS – Certo, vemos aqui a influência nossa na economia e na natureza. Obrigado, doutor.</text:span></text:p>
      <text:p text:style-name="P6">Vemos aqui um pouco das diversas informações importantes sobre o <text:span text:style-name="T7">pantanal</text:span> que é um bioma comum no Brasil como dito no discurso e é extremamente importante para nossa flora e fauna. Agora Pedro, você tem algo a mais para falar comigo, então fale.</text:p>
      <text:p text:style-name="P1"/>
      <text:p text:style-name="P6">PEDRO – <text:span text:style-name="T5">Vim também para falar sobre o ultimo bioma que estive estudando, o campo. O campo tem sua </text:span><text:span text:style-name="T11">característica climática e caracterizada por verões muito quentes e invernos muito frios dando a eles alta amplitude térmica. </text:span></text:p>
      <text:p text:style-name="P6"><text:span text:style-name="T11">No Brasil, a maior área de campos fica na região sul do país devido a seu clima subtropical e umidade em verões e algumas estiagens em invernos. <text:s/>No território brasileiro o campo se apresenta de duas formas principais: na Região Norte, esse bioma está presente sob a forma de savanas de gramíneas baixas, nas terras firmes do Amazonas, de Roraima e do Pará. Na Região Sul, surge como as pradarias mistas subtropicais. </text:span><text:span text:style-name="T5">S</text:span><text:span text:style-name="T11">eu solo possui poucos nutrientes e são fáceis de sofrerem erosão tornando rápido o processo de degradação desse bioma. </text:span></text:p>
      <text:p text:style-name="P1"/>
      <text:p text:style-name="P1"/>
      <text:p text:style-name="P1"><text:soft-page-break/></text:p>
      <text:p text:style-name="P4">NICKOLAS – Me fale um pouco das belezas desse lugar</text:p>
      <text:p text:style-name="P4"/>
      <text:p text:style-name="P5">PEDRO - <text:span text:style-name="T11">A vegetação dominante é composta principalmente por gramíneas, são formados por herbáceas, e pequenos arbustos esparsos com características diversas, conforme a região.</text:span></text:p>
      <text:p text:style-name="P5"/>
      <text:p text:style-name="P7">NICKOLAS – Para o público de casa, gramíneas são comumente chamadas apenas de gramas. Continue, Pedro.</text:p>
      <text:p text:style-name="P7"/>
      <text:p text:style-name="P7">PEDRO – Sobre a fauna local podemos destacar a onça-pintada, capivara, veado, lontra, cateto, lobo guará, tamanduá, jaguatirica, gato-palheiro, gato-maracajá e aves como a ema, marrecos e a famosa arara-azul. </text:p>
      <text:p text:style-name="P7"/>
      <text:p text:style-name="P7">NICKOLAS – E os campos, no que afetam na economia?</text:p>
      <text:p text:style-name="P7"/>
      <text:p text:style-name="P7">PEDRO - A terra possui condições adequadas para o desenvolvimento da agricultura, além de comportar água em abundância. Os principais produtos agrícolas cultivados nessa região são arroz, milho, trigo e soja</text:p>
      <text:p text:style-name="P1"/>
      <text:p text:style-name="P7">NICKOLAS – Muito importante para nossa agricultura pois somos grandes produtores de soja em mercado internacional. Tem mais algo para falar sobre o campo?</text:p>
      <text:p text:style-name="P7"/>
      <text:p text:style-name="P7">PEDRO – Para encerrar tenho um aviso. Muitas áreas desse bioma já foram degradadas em razão da atividade econômica desenvolvida com a utilização de máquinas e a intensa ocupação de rebanhos bovinos e plantações de trigo e, principalmente, de soja. A pecuária extensiva desgasta o solo, o plantio de soja e trigo diminui a sua fertilidade, além dos desmatamentos que causam erosão e</text:p>
      <text:p text:style-name="P7">desertificação o que é um problema muito grave.</text:p>
      <text:p text:style-name="P7"/>
      <text:p text:style-name="P7"/>
      <text:p text:style-name="P7"><text:soft-page-break/>NICKOLAS – Vemos aqui a conscientização do doutor sobre o uso excessivo desse bioma, muito obrigado Pedro. </text:p>
      <text:p text:style-name="P7"/>
      <text:p text:style-name="P7">[PAUSA RÁPIDA]</text:p>
      <text:p text:style-name="P10">[Se o Alex conseguir fazer um sotaque americano fica bem bom S2]</text:p>
      <text:p text:style-name="P8"/>
      <text:p text:style-name="P1">NICKOLAS - Agora comigo temos um morador local, Alex Expedido Silva Santos, que irá falar um <text:s/>pouco sobre a região que morava, o Chaparral.</text:p>
      <text:p text:style-name="P1"/>
      <text:p text:style-name="P9">ALEX – <text:span text:style-name="T12">Bom dia, Nickolas. Então, lá no Chaparral o clima era meio diferente sabe? O</text:span>s verões são quentes e secos e os invernos, frios e úmidos <text:span text:style-name="T12">nos Estados Unidos</text:span>. <text:span text:style-name="T12">Um primo meu, que morava la na Califórnia também morava no Chaparral de lá e falava que lá de abril a maio o clima é atingido o máximo do período seco <text:s/>quando as </text:span><text:span text:style-name="T8">chuvas são mínimas e a temperatura máxima. Nesse período, a vegetação é seca e fácil de pegar fogo</text:span></text:p>
      <text:p text:style-name="P9"><text:span text:style-name="T8"/></text:p>
      <text:p text:style-name="P10"><text:span text:style-name="T6">NICKOLAS – Um perigo devo acrescentar mesmo porque o Chaparral estende-se pela costa do Pacífico dos Estados Unidos do Oregon à Califórnia e entra no interior pelo Arizona, Novo México e Texas. Ou seja, é muito grande esse bioma. Mas me fale do solo, dava pra plantar algumas coisas para comer?</text:span></text:p>
      <text:p text:style-name="P10"><text:span text:style-name="T6"/></text:p>
      <text:p text:style-name="P10"><text:span text:style-name="T6">ALEX - O Solo geralmente é bem infértil, então era um solo mais pobre mesmo, pois ele é desenvolvido a partir dessas características. </text:span></text:p>
      <text:p text:style-name="P10"><text:span text:style-name="T6"/></text:p>
      <text:p text:style-name="P10"><text:span text:style-name="T6">NICKOLAS – Entendo, mas me conte mais das belezas desse bioma tão grande.</text:span></text:p>
      <text:p text:style-name="P10"><text:span text:style-name="T6"/></text:p>
      <text:p text:style-name="P9"><text:span text:style-name="T8">ALEX- No chaparral tem muitas florestas de arbustos médios ou sempre-verde, com plantas lenhosas de 1 a 6 m de altura. Sua estrutura não é muito difícil, tem a </text:span><text:span text:style-name="T10">cobertura superior da floresta</text:span><text:span text:style-name="T8"> baixa e bastante uniforme e um segundo nível de pequenos arbustos. As plantas mais comuns são arbustos altos ou árvores baixas, com folhas pequenas, duras e </text:span><text:span text:style-name="T9">que lembram um pouco o couro. </text:span></text:p>
      <text:p text:style-name="P9"><text:span text:style-name="T9"/></text:p>
      <text:p text:style-name="P11"><text:soft-page-break/><text:span text:style-name="T6">NICKOLAS – O couro? Bem diferente. E os animais de lá? </text:span></text:p>
      <text:p text:style-name="P11"><text:span text:style-name="T6"/></text:p>
      <text:p text:style-name="P11"><text:span text:style-name="T6">ALEX – Pra falar a verdade tinham vários tipos de animais lá. Tinham Cervos,Coiotes,Lobos,cascavéis, vários lagartos e de Aves ele possuem chapim- azul,Codornas da Montanha e esse ambiente possuí uma espécie de beija-flor com apenas 10 cm de comprimento, o beija-flor Ana. Bem famoso por aqui esse beija-flor. </text:span></text:p>
      <text:p text:style-name="P11"><text:span text:style-name="T6"/></text:p>
      <text:p text:style-name="P11"><text:span text:style-name="T6">NICKOLAS – Sobre lá tem mais algo para falar?</text:span></text:p>
      <text:p text:style-name="P11"><text:span text:style-name="T6"/></text:p>
      <text:p text:style-name="P11"><text:span text:style-name="T6">ALEX – Olha, pode parecer surpreendente, mas o Fogo no Chaparral é necessário para sua renovação, porém como ele ocorre de forma recorrente acaba prejudicando o bioma.</text:span></text:p>
      <text:p text:style-name="P1"/>
      <text:p text:style-name="P11">NICKOLAS – Entendo, mas e agora? Onde você está? </text:p>
      <text:p text:style-name="P11"/>
      <text:p text:style-name="P11">ALEX – Estou fazendo uma visita a Tundra. </text:p>
      <text:p text:style-name="P11"/>
      <text:p text:style-name="P11">NICKOLAS – E como é ai? </text:p>
      <text:p text:style-name="P11"/>
      <text:p text:style-name="P11">ALEX - É frio e <text:span text:style-name="T6">provavelmente ninguém iria conseguir morar aqui. Tem a </text:span>vegetação espalhada, em grande parte rasteira. Além de ser o bioma mais frio da terra. </text:p>
      <text:p text:style-name="P11"/>
      <text:p text:style-name="P11">NICKOLAS – Que frio, mas aonde fica a Tundra, Alex? </text:p>
      <text:p text:style-name="P11"/>
      <text:p text:style-name="P11">ALEX – A Tundra fica Hemisfério Norte do Planeta Terra. Para ser mais preciso ele localiza-se no norte da América, da Europa e em outros locais, como o Alasca e a Sibéria. Aqui, mesmo com a pouca <text:span text:style-name="T6">chuva</text:span>, a tundra sempre parece úmida e encharcada, devido à evaporação ser muito devagar. </text:p>
      <text:p text:style-name="P11"/>
      <text:p text:style-name="P11"><text:soft-page-break/>NICKOLAS – E o solo dai? Você pisa em gelo?</text:p>
      <text:p text:style-name="P11"/>
      <text:p text:style-name="P12">ALEX – <text:span text:style-name="T14">Esse gelo é chamado de Permafrost e </text:span>é um tipo de solo congelado formado na região do Ártico. Esse solo faz parte da geosfera, por conter rochas e sedimentos e da criosfera, por apresentar camadas de gelo. <text:span text:style-name="T14">Esse solo é assim por causa da grande </text:span>latitude e altitude</text:p>
      <text:p text:style-name="P12"/>
      <text:p text:style-name="P13">NICKOLAS – E nesse frio todo, existem plantas que aguentam?</text:p>
      <text:p text:style-name="P13"/>
      <text:p text:style-name="P13">ALEX - <text:s/><text:span text:style-name="T13">É possível a encontrar vegetação sobre o permafrost, porém isso depende se as raízes das plantas vão conseguir penetrar em sua camada superficial e, abaixo dela, encontrar água.</text:span></text:p>
      <text:p text:style-name="P13"/>
      <text:p text:style-name="P13">NICKOLAS – E que plantas tem por ai? </text:p>
      <text:p text:style-name="P13"/>
      <text:p text:style-name="P13">ALEX – A vegetação é composta por líquens, musgos, ervas e arbustos baixos que, por causa das baixas temperaturas, eles não conseguem se desenvolver. As plantas com raízes grandes não se desenvolvem porque o subsolo é gelado. </text:p>
      <text:p text:style-name="P13"/>
      <text:p text:style-name="P13">NICKOLAS – As plantas até conseguiram se adaptar ai, mas e os animais?</text:p>
      <text:p text:style-name="P13"/>
      <text:p text:style-name="P13">ALEX - A maioria dos animais, principalmente aves e mamíferos, habita a tundra durante o verão. No inverno eles se <text:span text:style-name="T6">vão</text:span> para locais mais quentes. Os bichos que continuam, como os ursos-polares, bois-almiscarados (na América do Norte) e lobos árticos, criaram adaptações para sobreviver ao longo inverno e não morrerem com o frio. </text:p>
      <text:p text:style-name="P1"/>
      <text:p text:style-name="P13">NICKOLAS – É incrivel ver como a natureza se adapta a tudo. Tem mais algo a falar antes de voltar a sua expedição pelo frio puro? </text:p>
      <text:p text:style-name="P13"/>
      <text:p text:style-name="P13"><text:soft-page-break/>ALEX – O guia me contou que o nome tundra é de origem finlandesa “Tunturia”, que significa “planície sem árvores” e com esse nome é possível ter uma ideia sobre a vegetação desse bioma.</text:p>
      <text:p text:style-name="P13"/>
      <text:p text:style-name="P13">NICKOLAS – Muito legal, obrigado por sua participação Alex.</text:p>
      <text:p text:style-name="P13"/>
      <text:p text:style-name="P13">ALEX – Eu que agradeço</text:p>
      <text:p text:style-name="P13"/>
      <text:p text:style-name="P13">NICKOLAS – E por hoje encerramos mais um episódio do podcast [NOME] com história incríveis e lições de como precisamos repensar nossas atitudes para mantermos esse mundo diversos e rico. Então, até a próxima edi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宋体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t" fo:country="BR" style:letter-kerning="false" style:font-name-asian="宋体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9:23:46</meta:creation-date>
    <meta:initial-creator>M2010J19CG</meta:initial-creator>
    <dc:date>2022-08-10T07:57:32.999199821</dc:date>
    <meta:editing-duration>PT18M20S</meta:editing-duration>
    <meta:generator>LibreOffice/7.0.4.2$Linux_X86_64 LibreOffice_project/00$Build-2</meta:generator>
    <meta:editing-cycles>2</meta:editing-cycles>
    <meta:document-statistic meta:table-count="0" meta:image-count="0" meta:object-count="0" meta:page-count="7" meta:paragraph-count="55" meta:word-count="1561" meta:character-count="9426" meta:non-whitespace-character-count="7855"/>
    <meta:user-defined meta:name="ICV">62ce78a04afd4ab99014e965efbbf3d2</meta:user-defined>
  </office:meta>
</office:document-meta>
</file>